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think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26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RethinkDB</text:p>
          </table:table-cell>
          <table:covered-table-cell table:number-columns-repeated="5" table:style-name="ce21"/>
          <table:table-cell table:style-name="ce54" table:formula="of:=SUM([.G8:.G126])" office:value-type="float" office:value="2.13858612" calcext:value-type="float">
            <text:p>2.14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75" calcext:value-type="float">
              <text:p>3.75</text:p>
            </table:table-cell>
            <table:table-cell table:style-name="ce25" table:formula="of:=[.F8]*[.E8]" office:value-type="float" office:value="1.249875" calcext:value-type="float">
              <text:p>1.25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lt;=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11]*[.E11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lt;=1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 table:visibility="collapse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 table:visibility="collapse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 table:visibility="collapse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 table:visibility="collapse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 table:visibility="collapse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79])" office:value-type="float" office:value="2.6664" calcext:value-type="float">
              <text:p>2.67</text:p>
            </table:table-cell>
            <table:table-cell table:style-name="ce25" table:formula="of:=[.F56]*[.E56]" office:value-type="float" office:value="0.88871112" calcext:value-type="float">
              <text:p>0.89</text:p>
            </table:table-cell>
            <table:table-cell table:number-columns-repeated="249"/>
          </table:table-row>
          <table:table-row-group table:display="false">
            <table:table-row table:style-name="ro4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59]*[.E59]" office:value-type="float" office:value="0.9999" calcext:value-type="float">
                <text:p>1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&lt;2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70]*[.E70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100-5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81]*[.E81]" office:value-type="float" office:value="0.9999" calcext:value-type="float">
                <text:p>1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26])" office:value-type="float" office:value="0" calcext:value-type="float">
              <text:p>0</text:p>
            </table:table-cell>
            <table:table-cell table:style-name="ce25" table:formula="of:=[.F94]*[.E94]" office:value-type="float" office:value="0" calcext:value-type="float">
              <text:p>0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97]*[.E97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8]*[.E118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/00/0000</text:date>, <text:time style:data-style-name="N2" text:time-value="20:33:20.311596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06T20:43:31.376788549</dc:date>
    <meta:print-date>2005-07-25T11:10:23</meta:print-date>
    <dc:language>en-US</dc:language>
    <meta:editing-cycles>167</meta:editing-cycles>
    <meta:editing-duration>PT7H49M54S</meta:editing-duration>
    <dc:creator>sarroutbi </dc:creator>
    <meta:document-statistic meta:table-count="2" meta:cell-count="249" meta:object-count="0"/>
    <meta:user-defined meta:name="Info 1"/>
    <meta:user-defined meta:name="Info 2"/>
    <meta:user-defined meta:name="Info 3"/>
    <meta:user-defined meta:name="Info 4"/>
  </office:meta>
</office:document-meta>
</file>